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3.0374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761in"/>
    </style:style>
    <style:style style:name="co9" style:family="table-column">
      <style:table-column-properties fo:break-before="auto" style:column-width="6.1571in"/>
    </style:style>
    <style:style style:name="co10" style:family="table-column">
      <style:table-column-properties fo:break-before="auto" style:column-width="6.3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331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b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4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729fc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b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4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40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6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14" table:default-cell-style-name="ce7"/>
        <table:table-row table:style-name="ro1">
          <table:table-cell table:style-name="ce1" office:value-type="string" calcext:value-type="string" table:number-columns-spanned="3" table:number-rows-spanned="1">
            <text:p>Scenario 1: Tecnologies already available for P recovery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Scenario 2: Technologies expected to be available in the near future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Scenario 3: Technologies which feasibility is uncertain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Technologies expected to be feasible but with no cost data available</text:p>
          </table:table-cell>
          <table:covered-table-cell table:number-columns-repeated="2" table:style-name="ce4"/>
          <table:table-cell table:number-columns-repeated="1021"/>
        </table:table-row>
        <table:table-row table:style-name="ro2">
          <table:table-cell table:style-name="ce5" office:value-type="string" calcext:value-type="string">
            <text:p>Sector</text:p>
          </table:table-cell>
          <table:table-cell table:style-name="ce5" office:value-type="string" calcext:value-type="string">
            <text:p>Flow</text:p>
          </table:table-cell>
          <table:table-cell table:style-name="ce5" office:value-type="string" calcext:value-type="string">
            <text:p>Technology</text:p>
          </table:table-cell>
          <table:table-cell table:style-name="ce5" office:value-type="string" calcext:value-type="string">
            <text:p>Type</text:p>
          </table:table-cell>
          <table:table-cell table:style-name="ce6" office:value-type="string" calcext:value-type="string">
            <text:p>P recovery potential</text:p>
            <text:p>(% related to influent)</text:p>
          </table:table-cell>
          <table:table-cell table:style-name="ce5" office:value-type="string" calcext:value-type="string">
            <text:p>P recovery cost (EUR/kg P recovered)</text:p>
          </table:table-cell>
          <table:table-cell table:style-name="ce5" office:value-type="string" calcext:value-type="string">
            <text:p>TRL</text:p>
          </table:table-cell>
          <table:table-cell table:style-name="ce5" office:value-type="string" calcext:value-type="string">
            <text:p>P recovery cost available?</text:p>
          </table:table-cell>
          <table:table-cell table:style-name="ce5" office:value-type="string" calcext:value-type="string">
            <text:p>Ref tech</text:p>
          </table:table-cell>
          <table:table-cell table:style-name="ce5" office:value-type="string" calcext:value-type="string">
            <text:p>Ref cost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11">
            <text:p>Agriculture</text:p>
          </table:table-cell>
          <table:table-cell table:style-name="ce6" office:value-type="string" calcext:value-type="string" table:number-columns-spanned="1" table:number-rows-spanned="6">
            <text:p>Manure</text:p>
            <text:p>(liquid phase,</text:p>
            <text:p>up to 30% P)</text:p>
          </table:table-cell>
          <table:table-cell table:style-name="ce10" office:value-type="string" calcext:value-type="string">
            <text:p>Multiform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24.415" calcext:value-type="float">
            <text:p>24.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9" office:value-type="string" calcext:value-type="string">
            <text:p><text:a xlink:href="https://www.newtrient.com/catalog/multiform-harvest-struvite-crystallization/" xlink:type="simple">Absorbed by Ostara: https://www.newtrient.com/catalog/multiform-harvest-struvite-crystallization/</text:a>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5"/>
          <table:covered-table-cell table:style-name="ce6"/>
          <table:table-cell table:style-name="ce10" office:value-type="string" calcext:value-type="string">
            <text:p>Crystalactor</text:p>
          </table:table-cell>
          <table:table-cell table:style-name="ce10" office:value-type="string" calcext:value-type="string">
            <text:p>Struvite/Calcium phospha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3.35666666666667" calcext:value-type="float">
            <text:p>3.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global.royalhaskoningdhv.com/crystalactor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5"/>
          <table:covered-table-cell table:style-name="ce6"/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11.9383333333333" calcext:value-type="float">
            <text:p>11.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5"/>
          <table:covered-table-cell table:style-name="ce6"/>
          <table:table-cell table:style-name="ce10" office:value-type="string" calcext:value-type="string">
            <text:p>Nuresy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60" calcext:value-type="float">
            <text:p>60</text:p>
          </table:table-cell>
          <table:table-cell table:style-name="ce17" office:value-type="float" office:value="9.84833333333333" calcext:value-type="float">
            <text:p>9.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://www.nuresys.be/</text:p>
          </table:table-cell>
          <table:table-cell table:style-name="ce19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5"/>
          <table:covered-table-cell table:style-name="ce6"/>
          <table:table-cell table:style-name="ce11" office:value-type="string" calcext:value-type="string">
            <text:p>P-RoC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60" calcext:value-type="float">
            <text:p>60</text:p>
          </table:table-cell>
          <table:table-cell table:style-name="ce18" office:value-type="float" office:value="36.765" calcext:value-type="float">
            <text:p>36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20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1">
          <table:covered-table-cell table:style-name="ce5"/>
          <table:covered-table-cell table:style-name="ce6"/>
          <table:table-cell table:style-name="ce11" office:value-type="string" calcext:value-type="string">
            <text:p>MAPHEX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float" office:value="90" calcext:value-type="float">
            <text:p>90</text:p>
          </table:table-cell>
          <table:table-cell table:style-name="ce18" table:formula="of:=[.E11]/0.9" office:value-type="float" office:value="100" calcext:value-type="float">
            <text:p>100.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elibrary.asabe.org/abstract.asp?aid=48976</text:p>
          </table:table-cell>
          <table:table-cell table:style-name="ce20" office:value-type="string" calcext:value-type="string">
            <text:p><text:a xlink:href="https://www.sciencedirect.com/science/article/pii/S0921344921004523#sec0033" xlink:type="simple">Edgar, for instance https://www.sciencedirect.com/science/article/pii/S0921344921004523#sec0033</text:a>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6" office:value-type="string" calcext:value-type="string">
            <text:p>Manure</text:p>
            <text:p>(solid phase)</text:p>
          </table:table-cell>
          <table:table-cell table:style-name="ce12" office:value-type="string" calcext:value-type="string">
            <text:p>Incineration</text:p>
            <text:p>+</text:p>
            <text:p>Techs from WWTPs SSA</text:p>
          </table:table-cell>
          <table:table-cell table:style-name="ce12" office:value-type="string" calcext:value-type="string">
            <text:p>Calcium phosphates or</text:p>
            <text:p>Phosphoric acid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8.9 + SSA tec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<text:a xlink:href="https://pubs.rsc.org/en/content/articlepdf/2021/cs/d0cs01150a" xlink:type="simple">https://pubs.rsc.org/en/content/articlepdf/2021/cs/d0cs01150a</text:a></text:p>
            <text:p>Phosphorus recovery from animal manure</text:p>
            <text:p>Technical opportunities and agro-economical perspectives</text:p>
          </table:table-cell>
          <table:table-cell table:style-name="ce12" office:value-type="string" calcext:value-type="string">
            <text:p>Phosphorus recovery from animal manure</text:p>
            <text:p>Technical opportunities and agro-economical perspectives</text:p>
          </table:table-cell>
          <table:table-cell table:number-columns-repeated="1014"/>
        </table:table-row>
        <table:table-row table:style-name="ro2">
          <table:covered-table-cell table:style-name="ce5"/>
          <table:table-cell table:style-name="ce6" office:value-type="string" calcext:value-type="string">
            <text:p>Poultry litter</text:p>
          </table:table-cell>
          <table:table-cell table:style-name="ce13" office:value-type="string" calcext:value-type="string">
            <text:p>Quick wash</text:p>
          </table:table-cell>
          <table:table-cell table:style-name="ce13" office:value-type="string" calcext:value-type="string">
            <text:p>Solid precipitate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string" calcext:value-type="string">
            <text:p>4.4 + SSA tech</text:p>
          </table:table-cell>
          <table:table-cell table:style-name="ce13" office:value-type="string" calcext:value-type="string">
            <text:p>3 (Pilot scale)</text:p>
          </table:table-cell>
          <table:table-cell table:style-name="ce13" office:value-type="string" calcext:value-type="string">
            <text:p>Partially (pilot scale, it should be scaled up)</text:p>
          </table:table-cell>
          <table:table-cell table:number-columns-repeated="2" table:style-name="ce13" office:value-type="string" calcext:value-type="string">
            <text:p>10.13031/2013.25306</text:p>
          </table:table-cell>
          <table:table-cell table:number-columns-repeated="1014"/>
        </table:table-row>
        <table:table-row table:style-name="ro3">
          <table:covered-table-cell table:style-name="ce5"/>
          <table:table-cell table:style-name="ce6" office:value-type="string" calcext:value-type="string" table:number-columns-spanned="1" table:number-rows-spanned="2">
            <text:p>Slaughterhouse waste</text:p>
            <text:p>(liquid phase)</text:p>
          </table:table-cell>
          <table:table-cell table:style-name="ce10" office:value-type="string" calcext:value-type="string">
            <text:p>Multiform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84" calcext:value-type="float">
            <text:p>84</text:p>
          </table:table-cell>
          <table:table-cell table:style-name="ce17" office:value-type="float" office:value="22.61" calcext:value-type="float">
            <text:p>22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9" office:value-type="string" calcext:value-type="string">
            <text:p><text:a xlink:href="https://www.newtrient.com/catalog/multiform-harvest-struvite-crystallization/" xlink:type="simple">Absorbed by Ostara: https://www.newtrient.com/catalog/multiform-harvest-struvite-crystallization/</text:a></text:p>
          </table:table-cell>
          <table:table-cell table:style-name="ce19" office:value-type="string" calcext:value-type="string">
            <text:p><text:a xlink:href="https://drive.google.com/file/d/19tvzRp4mLTjmXgha3Qat7tokK350tjTC/view?usp=sharing" xlink:type="simple">AMPC, 2018. Struvite or traditional chemical phosphorus precipitation what option rocks? Australian Meat Processor Corporation https://drive.google.com/file/d/19tvzRp4mLTjmXgha3Qat7tokK350tjTC/view?usp=sharing</text:a>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58" calcext:value-type="float">
            <text:p>58</text:p>
          </table:table-cell>
          <table:table-cell table:style-name="ce17" office:value-type="float" office:value="15.63" calcext:value-type="float">
            <text:p>15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9" office:value-type="string" calcext:value-type="string">
            <text:p><text:a xlink:href="https://drive.google.com/file/d/19tvzRp4mLTjmXgha3Qat7tokK350tjTC/view?usp=sharing" xlink:type="simple">AMPC, 2018. Struvite or traditional chemical phosphorus precipitation what option rocks? Australian Meat Processor Corporation https://drive.google.com/file/d/19tvzRp4mLTjmXgha3Qat7tokK350tjTC/view?usp=sharing</text:a>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6" office:value-type="string" calcext:value-type="string">
            <text:p>Slaughterhouse waste</text:p>
            <text:p>(solid phase)</text:p>
          </table:table-cell>
          <table:table-cell table:style-name="ce12" office:value-type="string" calcext:value-type="string">
            <text:p>Incineration</text:p>
            <text:p>+</text:p>
            <text:p>Techs from WWTPs SSA</text:p>
          </table:table-cell>
          <table:table-cell table:style-name="ce12" office:value-type="string" calcext:value-type="string">
            <text:p>Calcium phosphates or</text:p>
            <text:p>Phosphoric acid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14.6 + SSA tech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a xlink:href="https://link.springer.com/book/10.1007/978-981-10-8031-9?noAccess=true" xlink:type="simple">https://link.springer.com/book/10.1007/978-981-10-8031-9?noAccess=true</text:a></text:p>
            <text:p><text:a xlink:href="http://dx.doi.org/10.3390/su12145870" xlink:type="simple">http://dx.doi.org/10.3390/su12145870</text:a></text:p>
          </table:table-cell>
          <table:table-cell table:style-name="ce12" office:value-type="string" calcext:value-type="string">
            <text:p><text:a xlink:href="http://dx.doi.org/10.3390/su12145870" xlink:type="simple">http://dx.doi.org/10.3390/su12145870</text:a>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1" table:number-rows-spanned="20">
            <text:p>Urban</text:p>
          </table:table-cell>
          <table:table-cell table:style-name="ce6" office:value-type="string" calcext:value-type="string" table:number-columns-spanned="1" table:number-rows-spanned="6">
            <text:p>WWTPs</text:p>
            <text:p>(liquid phase)</text:p>
          </table:table-cell>
          <table:table-cell table:style-name="ce10" office:value-type="string" calcext:value-type="string">
            <text:p>Crystalactor</text:p>
          </table:table-cell>
          <table:table-cell table:style-name="ce10" office:value-type="string" calcext:value-type="string">
            <text:p>Struvite/Calcium phosphate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2.3" calcext:value-type="float">
            <text:p>12.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global.royalhaskoningdhv.com/crystalactor</text:p>
          </table:table-cell>
          <table:table-cell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0" office:value-type="string" calcext:value-type="string">
            <text:p>Ostara Pearl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9.7" calcext:value-type="float">
            <text:p>9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ttps://ostara.com/nutrient-management-solutions/</text:p>
          </table:table-cell>
          <table:table-cell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1" office:value-type="string" calcext:value-type="string">
            <text:p>P-RoC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6.1" calcext:value-type="float">
            <text:p>6.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https://iwaponline.com/wst/article-abstract/63/2/339/13814/P-Recovery-from-sewage-by-seeded-crystallisation?redirectedFrom=fulltext</text:p>
          </table:table-cell>
          <table:table-cell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1" office:value-type="string" calcext:value-type="string">
            <text:p>REM-NUT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28.8" calcext:value-type="float">
            <text:p>28.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0" office:value-type="string" calcext:value-type="string">
            <text:p>AirPrex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1" office:value-type="string" calcext:value-type="string">
            <text:p>PRISA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.4" calcext:value-type="float">
            <text:p>8.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3">
          <table:covered-table-cell table:style-name="ce5"/>
          <table:table-cell table:style-name="ce6" office:value-type="string" calcext:value-type="string" table:number-columns-spanned="1" table:number-rows-spanned="5">
            <text:p>WWTPs </text:p>
            <text:p>(sewage sludge,</text:p>
            <text:p>60-90% of P)</text:p>
          </table:table-cell>
          <table:table-cell table:style-name="ce10" office:value-type="string" calcext:value-type="string">
            <text:p>Stuttgart proces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0" office:value-type="string" calcext:value-type="string">
            <text:p>Gifhorn process</text:p>
          </table:table-cell>
          <table:table-cell table:style-name="ce10" office:value-type="string" calcext:value-type="string">
            <text:p>Struvite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1" office:value-type="string" calcext:value-type="string">
            <text:p>PHOXNAN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6.6" calcext:value-type="float">
            <text:p>26.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1" office:value-type="string" calcext:value-type="string">
            <text:p>Aqua Reci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23.2" calcext:value-type="float">
            <text:p>23.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1">
          <table:covered-table-cell table:number-columns-repeated="2" table:style-name="ce5"/>
          <table:table-cell table:style-name="ce11" office:value-type="string" calcext:value-type="string">
            <text:p>MEPHREC</text:p>
          </table:table-cell>
          <table:table-cell table:style-name="ce11" office:value-type="string" calcext:value-type="string">
            <text:p>P rich slag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13.5" calcext:value-type="float">
            <text:p>13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5">
          <table:covered-table-cell table:style-name="ce5"/>
          <table:table-cell table:style-name="ce6" office:value-type="string" calcext:value-type="string" table:number-columns-spanned="1" table:number-rows-spanned="7">
            <text:p>WWTPs </text:p>
            <text:p>(sewage sludge ash SSA,</text:p>
            <text:p>60-90% of P)</text:p>
            <text:p/>
          </table:table-cell>
          <table:table-cell table:style-name="ce11" office:value-type="string" calcext:value-type="string">
            <text:p>EcoPhos</text:p>
          </table:table-cell>
          <table:table-cell table:style-name="ce11" office:value-type="string" calcext:value-type="string">
            <text:p>Phosphoric acid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4.5*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5"/>
          <table:table-cell table:style-name="ce11" office:value-type="string" calcext:value-type="string">
            <text:p>AshDec depollution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string" calcext:value-type="string">
            <text:p>1.8*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5"/>
          <table:table-cell table:style-name="ce11" office:value-type="string" calcext:value-type="string">
            <text:p>AshDec Rhenania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string" calcext:value-type="string">
            <text:p>1.9*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5"/>
          <table:table-cell table:style-name="ce11" office:value-type="string" calcext:value-type="string">
            <text:p>PASCH</text:p>
          </table:table-cell>
          <table:table-cell table:style-name="ce11" office:value-type="string" calcext:value-type="string">
            <text:p>Calcium phosphate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4.7*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5"/>
          <table:table-cell table:style-name="ce10" office:value-type="string" calcext:value-type="string">
            <text:p>LEACHPHOS</text:p>
          </table:table-cell>
          <table:table-cell table:style-name="ce10" office:value-type="string" calcext:value-type="string">
            <text:p>Calcium phosphate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5.1*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5"/>
          <table:table-cell table:style-name="ce10" office:value-type="string" calcext:value-type="string">
            <text:p>RecoPhos</text:p>
          </table:table-cell>
          <table:table-cell table:style-name="ce10" office:value-type="string" calcext:value-type="string">
            <text:p>Mineral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string" calcext:value-type="string">
            <text:p>2.5*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number-columns-repeated="2" table:style-name="ce5"/>
          <table:table-cell table:style-name="ce10" office:value-type="string" calcext:value-type="string">
            <text:p>Thermophos</text:p>
          </table:table-cell>
          <table:table-cell table:style-name="ce10" office:value-type="string" calcext:value-type="string">
            <text:p>P4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2.7*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https://www.sciencedirect.com/science/article/pii/S0048969716314656</text:p>
          </table:table-cell>
          <table:table-cell table:number-columns-repeated="1014"/>
        </table:table-row>
        <table:table-row table:style-name="ro6">
          <table:covered-table-cell table:style-name="ce5"/>
          <table:table-cell table:style-name="ce6" office:value-type="string" calcext:value-type="string" table:number-columns-spanned="1" table:number-rows-spanned="2">
            <text:p>Composting municipal</text:p>
            <text:p>Waste</text:p>
            <text:p>(probably wastes from food transformation can be included here)</text:p>
          </table:table-cell>
          <table:table-cell table:style-name="ce13" office:value-type="string" calcext:value-type="string">
            <text:p>Chemical extraction and</text:p>
            <text:p>Struvite precipitation</text:p>
          </table:table-cell>
          <table:table-cell table:style-name="ce11" office:value-type="string" calcext:value-type="string">
            <text:p>Struvite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24.8" calcext:value-type="float">
            <text:p>24.8</text:p>
          </table:table-cell>
          <table:table-cell table:style-name="ce11" office:value-type="string" calcext:value-type="string">
            <text:p>3 (Pilot scale)</text:p>
          </table:table-cell>
          <table:table-cell table:style-name="ce11" office:value-type="string" calcext:value-type="string">
            <text:p>Partially (pilot scale, it should be scaled up)</text:p>
          </table:table-cell>
          <table:table-cell table:number-columns-repeated="2" table:style-name="ce11" office:value-type="string" calcext:value-type="string">
            <text:p>https://onlinelibrary.wiley.com/doi/epdf/10.1002/jctb.6926</text:p>
          </table:table-cell>
          <table:table-cell table:number-columns-repeated="1014"/>
        </table:table-row>
        <table:table-row table:style-name="ro6">
          <table:covered-table-cell table:style-name="ce5"/>
          <table:covered-table-cell table:style-name="ce6"/>
          <table:table-cell table:style-name="ce12" office:value-type="string" calcext:value-type="string">
            <text:p>Incineration</text:p>
            <text:p>+</text:p>
            <text:p>Techs from WWTPs SSA</text:p>
          </table:table-cell>
          <table:table-cell table:style-name="ce12" office:value-type="string" calcext:value-type="string">
            <text:p>Calcium phosphates or</text:p>
            <text:p>Phosphoric acid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6.43 + SSA tech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<text:a xlink:href="https://link.springer.com/book/10.1007/978-981-10-8031-9?noAccess=true" xlink:type="simple">https://link.springer.com/book/10.1007/978-981-10-8031-9?noAccess=true</text:a></text:p>
            <text:p><text:a xlink:href="https://doi.org/10.1016/j.wasman.2021.02.002" xlink:type="simple">https://doi.org/10.1016/j.wasman.2021.02.002</text:a></text:p>
          </table:table-cell>
          <table:table-cell table:style-name="ce12" office:value-type="string" calcext:value-type="string">
            <text:p>https://doi.org/10.1016/j.wasman.2021.02.00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Industrial</text:p>
          </table:table-cell>
          <table:table-cell table:style-name="ce6" office:value-type="string" calcext:value-type="string" table:number-columns-spanned="1" table:number-rows-spanned="2">
            <text:p>Steel production</text:p>
          </table:table-cell>
          <table:table-cell table:style-name="ce14" office:value-type="string" calcext:value-type="string">
            <text:p>Reductive melting</text:p>
          </table:table-cell>
          <table:table-cell table:style-name="ce15" office:value-type="string" calcext:value-type="string">
            <text:p>I have doubts if this P</text:p>
            <text:p>can be recycled</text:p>
          </table:table-cell>
          <table:table-cell table:style-name="ce14" office:value-type="string" calcext:value-type="string">
            <text:p>?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https://onlinelibrary.wiley.com/doi/full/10.1111/j.1530-9290.2009.00162.x</text:p>
          </table:table-cell>
          <table:table-cell table:style-name="ce14" office:value-type="string" calcext:value-type="string">
            <text:p>https://link.springer.com/content/pdf/10.1007/978-3-319-48217-0.pdf</text:p>
          </table:table-cell>
          <table:table-cell table:number-columns-repeated="1014"/>
        </table:table-row>
        <table:table-row table:style-name="ro2">
          <table:covered-table-cell table:number-columns-repeated="2" table:style-name="ce6"/>
          <table:table-cell table:style-name="ce15" office:value-type="string" calcext:value-type="string">
            <text:p>Selective leaching–chemical</text:p>
            <text:p>Precipitation </text:p>
          </table:table-cell>
          <table:table-cell table:style-name="ce15" office:value-type="string" calcext:value-type="string">
            <text:p>I have doubts if this P</text:p>
            <text:p>can be recycled</text:p>
          </table:table-cell>
          <table:table-cell table:style-name="ce14" office:value-type="string" calcext:value-type="string">
            <text:p>?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https://www.sciencedirect.com/science/article/pii/S0304386X19300908</text:p>
          </table:table-cell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4" table:number-rows-spanned="1">
            <text:p>*Add 8 EUR/kgP if sewage mono-incineration is not already installed</text:p>
          </table:table-cell>
          <table:covered-table-cell table:number-columns-repeated="3" table:style-name="ce21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 table:number-columns-repeated="4"/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7:26:50.7615520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2-07-29T17:35:51.581023746</dc:date>
    <meta:editing-cycles>23</meta:editing-cycles>
    <meta:editing-duration>PT4H45M6S</meta:editing-duration>
    <meta:generator>LibreOffice/7.2.7.2$Linux_X86_64 LibreOffice_project/20$Build-2</meta:generator>
    <meta:document-statistic meta:table-count="1" meta:cell-count="289" meta:object-count="0"/>
    <meta:user-defined meta:name="AppVersion">15.0000</meta:user-defined>
  </office:meta>
</office:document-meta>
</file>